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9902in"/>
    </style:style>
    <style:style style:name="co11" style:family="table-column">
      <style:table-column-properties fo:break-before="auto" style:column-width="1.9071in"/>
    </style:style>
    <style:style style:name="co12" style:family="table-column">
      <style:table-column-properties fo:break-before="auto" style:column-width="1.9811in"/>
    </style:style>
    <style:style style:name="co13" style:family="table-column">
      <style:table-column-properties fo:break-before="auto" style:column-width="1.8701in"/>
    </style:style>
    <style:style style:name="co14" style:family="table-column">
      <style:table-column-properties fo:break-before="auto" style:column-width="2.1102in"/>
    </style:style>
    <style:style style:name="co15" style:family="table-column">
      <style:table-column-properties fo:break-before="auto" style:column-width="1.7217in"/>
    </style:style>
    <style:style style:name="co7" style:family="table-column">
      <style:table-column-properties fo:break-before="auto" style:column-width="2.6902in"/>
    </style:style>
    <style:style style:name="co8" style:family="table-column">
      <style:table-column-properties fo:break-before="auto" style:column-width="1.6661in"/>
    </style:style>
    <style:style style:name="co9" style:family="table-column">
      <style:table-column-properties fo:break-before="auto" style:column-width="1.388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0925in"/>
    </style:style>
    <style:style style:name="co18" style:family="table-column">
      <style:table-column-properties fo:break-before="auto" style:column-width="1.4992in"/>
    </style:style>
    <style:style style:name="co19" style:family="table-column">
      <style:table-column-properties fo:break-before="auto" style:column-width="1.2591in"/>
    </style:style>
    <style:style style:name="co20" style:family="table-column">
      <style:table-column-properties fo:break-before="auto" style:column-width="1.4071in"/>
    </style:style>
    <style:style style:name="co21" style:family="table-column">
      <style:table-column-properties fo:break-before="auto" style:column-width="1.5547in"/>
    </style:style>
    <style:style style:name="co22" style:family="table-column">
      <style:table-column-properties fo:break-before="auto" style:column-width="1.8902in"/>
    </style:style>
    <style:style style:name="co23" style:family="table-column">
      <style:table-column-properties fo:break-before="auto" style:column-width="0.8925in"/>
    </style:style>
    <style:style style:name="ro2" style:family="table-row">
      <style:table-row-properties style:row-height="0.7728in" fo:break-before="auto" style:use-optimal-row-height="false"/>
    </style:style>
    <style:style style:name="ro3" style:family="table-row">
      <style:table-row-properties style:row-height="0.55in" fo:break-before="auto" style:use-optimal-row-height="false"/>
    </style:style>
    <style:style style:name="ro4" style:family="table-row">
      <style:table-row-properties style:row-height="0.9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plant schedule" table:style-name="ta1" table:print="false"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7" table:number-columns-repeated="1014" table:default-cell-style-name="ce2"/>
        <table:table-row table:style-name="ro4">
          <table:table-cell/>
          <table:table-cell office:value-type="string">
            <text:p>(pre)summer</text:p>
          </table:table-cell>
          <table:table-cell office:value-type="string">
            <text:p>summer</text:p>
          </table:table-cell>
          <table:table-cell office:value-type="string">
            <text:p>(pre)fall</text:p>
          </table:table-cell>
          <table:table-cell office:value-type="string">
            <text:p>fall</text:p>
          </table:table-cell>
          <table:table-cell office:value-type="string">
            <text:p>(pre)winter</text:p>
          </table:table-cell>
          <table:table-cell office:value-type="string">
            <text:p>winter</text:p>
          </table:table-cell>
          <table:table-cell office:value-type="string">
            <text:p>(pre)spring</text:p>
          </table:table-cell>
          <table:table-cell office:value-type="string">
            <text:p>spring</text:p>
          </table:table-cell>
          <table:table-cell office:value-type="string">
            <text:p>size</text:p>
          </table:table-cell>
          <table:table-cell office:value-type="string">
            <text:p>when chopped drops</text:p>
          </table:table-cell>
          <table:table-cell office:value-type="string">
            <text:p>chop rate</text:p>
          </table:table-cell>
          <table:table-cell table:number-columns-repeated="1012"/>
        </table:table-row>
        <table:table-row table:style-name="ro4">
          <table:table-cell office:value-type="string">
            <text:p>Time:</text:p>
          </table:table-cell>
          <table:table-cell table:number-columns-repeated="8" office:value-type="string">
            <text:p>16 min</text:p>
          </table:table-cell>
          <table:table-cell table:number-columns-repeated="1015"/>
        </table:table-row>
        <table:table-row table:style-name="ro4">
          <table:table-cell office:value-type="string">
            <text:p>Orange tree</text:p>
          </table:table-cell>
          <table:table-cell office:value-type="string">
            <text:p>unripe</text:p>
          </table:table-cell>
          <table:table-cell table:number-columns-repeated="2" office:value-type="string">
            <text:p>ripe</text:p>
          </table:table-cell>
          <table:table-cell office:value-type="string">
            <text:p>rotten</text:p>
          </table:table-cell>
          <table:table-cell table:number-columns-repeated="2" office:value-type="string">
            <text:p>empty</text:p>
          </table:table-cell>
          <table:table-cell table:number-columns-repeated="2" office:value-type="string">
            <text:p>blossom</text:p>
          </table:table-cell>
          <table:table-cell office:value-type="string">
            <text:p>large</text:p>
          </table:table-cell>
          <table:table-cell office:value-type="string">
            <text:p>1 seed, 3 wood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4">
          <table:table-cell office:value-type="string">
            <text:p>Grape vines</text:p>
          </table:table-cell>
          <table:table-cell office:value-type="string">
            <text:p>green leaves</text:p>
          </table:table-cell>
          <table:table-cell office:value-type="string">
            <text:p>green and flower</text:p>
          </table:table-cell>
          <table:table-cell office:value-type="string">
            <text:p>green and unripe</text:p>
          </table:table-cell>
          <table:table-cell office:value-type="string">
            <text:p>ripe</text:p>
          </table:table-cell>
          <table:table-cell office:value-type="string">
            <text:p>brown</text:p>
          </table:table-cell>
          <table:table-cell office:value-type="string">
            <text:p>winter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small</text:p>
          </table:table-cell>
          <table:table-cell office:value-type="string">
            <text:p>has to be hammered (2 boards)</text:p>
          </table:table-cell>
          <table:table-cell table:number-columns-repeated="1013"/>
        </table:table-row>
        <table:table-row table:style-name="ro4">
          <table:table-cell office:value-type="string">
            <text:p>Olive tree</text:p>
          </table:table-cell>
          <table:table-cell office:value-type="string">
            <text:p>ripe</text:p>
          </table:table-cell>
          <table:table-cell table:number-columns-repeated="2" office:value-type="string">
            <text:p>rotten</text:p>
          </table:table-cell>
          <table:table-cell table:number-columns-repeated="3" office:value-type="string">
            <text:p>empty</text:p>
          </table:table-cell>
          <table:table-cell office:value-type="string">
            <text:p>unripe</text:p>
          </table:table-cell>
          <table:table-cell office:value-type="string">
            <text:p>ripe</text:p>
          </table:table-cell>
          <table:table-cell office:value-type="string">
            <text:p>very large</text:p>
          </table:table-cell>
          <table:table-cell office:value-type="string">
            <text:p>1 seed, 6 wood</text:p>
          </table:table-cell>
          <table:table-cell office:value-type="float" office:value="14">
            <text:p>14</text:p>
          </table:table-cell>
          <table:table-cell table:number-columns-repeated="1012"/>
        </table:table-row>
        <table:table-row table:style-name="ro4">
          <table:table-cell office:value-type="string">
            <text:p>winter nut tree</text:p>
          </table:table-cell>
          <table:table-cell office:value-type="string">
            <text:p>blosson</text:p>
          </table:table-cell>
          <table:table-cell table:number-columns-repeated="2" office:value-type="string">
            <text:p>unripe</text:p>
          </table:table-cell>
          <table:table-cell table:number-columns-repeated="2" office:value-type="string">
            <text:p>ripe</text:p>
          </table:table-cell>
          <table:table-cell table:style-name="ce5" office:value-type="string">
            <text:p>ripe</text:p>
          </table:table-cell>
          <table:table-cell office:value-type="string">
            <text:p>rotten</text:p>
          </table:table-cell>
          <table:table-cell office:value-type="string">
            <text:p>blossom</text:p>
          </table:table-cell>
          <table:table-cell office:value-type="string">
            <text:p>medium</text:p>
          </table:table-cell>
          <table:table-cell office:value-type="string">
            <text:p>has to be dug (1 wood, 1 seed)</text:p>
          </table:table-cell>
          <table:table-cell table:number-columns-repeated="1013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uit stats" table:style-name="ta1" table:print="false"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18" table:default-cell-style-name="Default"/>
        <table:table-row table:style-name="ro2">
          <table:table-cell/>
          <table:table-cell table:style-name="ce2" office:value-type="string">
            <text:p>HP</text:p>
          </table:table-cell>
          <table:table-cell table:style-name="ce2" office:value-type="string">
            <text:p>Sanity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Time to rot (days)</text:p>
          </table:table-cell>
          <table:table-cell table:style-name="ce2" office:value-type="string">
            <text:p>Food type (for crockpot ref)</text:p>
          </table:table-cell>
          <table:table-cell table:style-name="ce2" office:value-type="string">
            <text:p>Fuel value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orange tree blossom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orange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Orang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otten orang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olive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oliv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otten oliv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winter nut flow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winter nut</text:p>
          </table:table-cell>
          <table:table-cell table:number-columns-repeated="3" table:style-name="ce2" office:value-type="string">
            <text:p>NA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vegetable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ipe winter nut</text:p>
          </table:table-cell>
          <table:table-cell table:number-columns-repeated="3" table:style-name="ce2" office:value-type="string">
            <text:p>NA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vegetable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frozen winter nut</text:p>
          </table:table-cell>
          <table:table-cell table:number-columns-repeated="3" table:style-name="ce2" office:value-type="string">
            <text:p>NA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vegetable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grape vine flow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15 sec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unripe grap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ripe grape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 office:value-type="string">
            <text:p>dried up grapes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fruit</text:p>
          </table:table-cell>
          <table:table-cell table:style-name="ce2"/>
          <table:table-cell table:style-name="ce4"/>
          <table:table-cell table:number-columns-repeated="1016"/>
        </table:table-row>
        <table:table-row table:style-name="ro3">
          <table:table-cell/>
          <table:table-cell table:style-name="ce4" table:number-columns-repeated="7"/>
          <table:table-cell table:number-columns-repeated="101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owth" table:style-name="ta1" table:print="false">
        <table:table-column table:style-name="co22" table:default-cell-style-name="ce1"/>
        <table:table-column table:style-name="co22" table:number-columns-repeated="15" table:default-cell-style-name="Default"/>
        <table:table-row table:style-name="ro5">
          <table:table-cell/>
          <table:table-cell table:style-name="ce2" office:value-type="string">
            <text:p>Growth cycle</text:p>
          </table:table-cell>
          <table:table-cell table:style-name="ce2" table:number-columns-repeated="14"/>
        </table:table-row>
        <table:table-row table:style-name="ro5">
          <table:table-cell/>
          <table:table-cell table:style-name="ce2" table:number-columns-repeated="15"/>
        </table:table-row>
        <table:table-row table:style-name="ro5">
          <table:table-cell office:value-type="string">
            <text:p>Orange tree</text:p>
          </table:table-cell>
          <table:table-cell table:style-name="ce2" office:value-type="string">
            <text:p>base game</text:p>
          </table:table-cell>
          <table:table-cell table:style-name="ce2" table:number-columns-repeated="14"/>
        </table:table-row>
        <table:table-row table:style-name="ro5">
          <table:table-cell office:value-type="string">
            <text:p>Grape vines</text:p>
          </table:table-cell>
          <table:table-cell table:style-name="ce2" office:value-type="string">
            <text:p>base game</text:p>
          </table:table-cell>
          <table:table-cell table:style-name="ce2" table:number-columns-repeated="14"/>
        </table:table-row>
        <table:table-row table:style-name="ro5">
          <table:table-cell office:value-type="string">
            <text:p>Olive tree</text:p>
          </table:table-cell>
          <table:table-cell table:style-name="ce2" office:value-type="string">
            <text:p>base game</text:p>
          </table:table-cell>
          <table:table-cell table:style-name="ce2" table:number-columns-repeated="14"/>
        </table:table-row>
        <table:table-row table:style-name="ro5">
          <table:table-cell office:value-type="string">
            <text:p>winter nut tree</text:p>
          </table:table-cell>
          <table:table-cell table:style-name="ce2" office:value-type="string">
            <text:p>base game</text:p>
          </table:table-cell>
          <table:table-cell table:style-name="ce2" table:number-columns-repeated="14"/>
        </table:table-row>
        <table:table-row table:style-name="ro5" table:number-rows-repeated="18">
          <table:table-cell/>
          <table:table-cell table:style-name="ce2" table:number-columns-repeated="15"/>
        </table:table-row>
        <table:table-row table:style-name="ro6" table:number-rows-repeated="1048551">
          <table:table-cell table:number-columns-repeated="16"/>
        </table:table-row>
        <table:table-row table:style-name="ro6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5/08/2015</text:date>, <text:time>02:4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</meta:initial-creator>
    <meta:creation-date>2015-04-28T18:03:17.85</meta:creation-date>
    <dc:date>2015-05-08T02:43:58.31</dc:date>
    <dc:creator>nate </dc:creator>
    <meta:editing-duration>P1DT2H21M52S</meta:editing-duration>
    <meta:editing-cycles>4</meta:editing-cycles>
    <meta:generator>OpenOffice/4.0.1$Win32 OpenOffice.org_project/401m5$Build-9714</meta:generator>
    <meta:document-statistic meta:table-count="3" meta:cell-count="176" meta:object-count="0"/>
  </office:meta>
</office:document-meta>
</file>